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rsid="003d6be3" officeooo:paragraph-rsid="0051f0b9"/>
    </style:style>
    <style:style style:name="P4" style:family="paragraph" style:parent-style-name="Standard">
      <style:text-properties officeooo:paragraph-rsid="003e95e4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3d6be3" style:font-weight-asian="bold" style:font-weight-complex="bold"/>
    </style:style>
    <style:style style:name="P7" style:family="paragraph" style:parent-style-name="Standard">
      <style:text-properties fo:font-weight="bold" officeooo:paragraph-rsid="00447555" style:font-weight-asian="bold" style:font-weight-complex="bold"/>
    </style:style>
    <style:style style:name="P8" style:family="paragraph" style:parent-style-name="Standard">
      <style:text-properties fo:font-weight="bold" officeooo:paragraph-rsid="004bbb77" style:font-weight-asian="bold" style:font-weight-complex="bold"/>
    </style:style>
    <style:style style:name="P9" style:family="paragraph" style:parent-style-name="Standard">
      <style:text-properties fo:font-weight="bold" officeooo:paragraph-rsid="005092a9" style:font-weight-asian="bold" style:font-weight-complex="bold"/>
    </style:style>
    <style:style style:name="P10" style:family="paragraph" style:parent-style-name="Standard">
      <style:text-properties fo:font-weight="bold" officeooo:paragraph-rsid="005181c9" style:font-weight-asian="bold" style:font-weight-complex="bold"/>
    </style:style>
    <style:style style:name="P11" style:family="paragraph" style:parent-style-name="Standard">
      <style:text-properties fo:font-weight="bold" officeooo:paragraph-rsid="0051f0b9" style:font-weight-asian="bold" style:font-weight-complex="bold"/>
    </style:style>
    <style:style style:name="P12" style:family="paragraph" style:parent-style-name="Standard">
      <style:text-properties fo:font-weight="bold" officeooo:rsid="00473bbd" officeooo:paragraph-rsid="005217fd" style:font-weight-asian="bold" style:font-weight-complex="bold"/>
    </style:style>
    <style:style style:name="P13" style:family="paragraph" style:parent-style-name="Standard">
      <style:text-properties fo:font-weight="bold" officeooo:rsid="00473bbd" officeooo:paragraph-rsid="0055ae3d" style:font-weight-asian="bold" style:font-weight-complex="bold"/>
    </style:style>
    <style:style style:name="P14" style:family="paragraph" style:parent-style-name="Standard">
      <style:text-properties officeooo:paragraph-rsid="00447555"/>
    </style:style>
    <style:style style:name="P15" style:family="paragraph" style:parent-style-name="Standard">
      <style:text-properties officeooo:rsid="00473bbd" officeooo:paragraph-rsid="00473bbd"/>
    </style:style>
    <style:style style:name="P16" style:family="paragraph" style:parent-style-name="Standard">
      <style:text-properties officeooo:rsid="00473bbd" officeooo:paragraph-rsid="004a26b7"/>
    </style:style>
    <style:style style:name="P17" style:family="paragraph" style:parent-style-name="Standard">
      <style:text-properties officeooo:rsid="00473bbd" officeooo:paragraph-rsid="005217fd"/>
    </style:style>
    <style:style style:name="P18" style:family="paragraph" style:parent-style-name="Standard">
      <style:text-properties officeooo:paragraph-rsid="00473bbd"/>
    </style:style>
    <style:style style:name="P19" style:family="paragraph" style:parent-style-name="Standard">
      <style:text-properties officeooo:paragraph-rsid="004a26b7"/>
    </style:style>
    <style:style style:name="P20" style:family="paragraph" style:parent-style-name="Standard">
      <style:text-properties officeooo:paragraph-rsid="004bbb77"/>
    </style:style>
    <style:style style:name="P21" style:family="paragraph" style:parent-style-name="Standard">
      <style:text-properties officeooo:rsid="004bbb77" officeooo:paragraph-rsid="004bbb77"/>
    </style:style>
    <style:style style:name="P22" style:family="paragraph" style:parent-style-name="Standard">
      <style:text-properties officeooo:paragraph-rsid="005092a9"/>
    </style:style>
    <style:style style:name="P23" style:family="paragraph" style:parent-style-name="Standard">
      <style:text-properties officeooo:paragraph-rsid="005181c9"/>
    </style:style>
    <style:style style:name="P24" style:family="paragraph" style:parent-style-name="Standard">
      <style:text-properties officeooo:paragraph-rsid="0051f0b9"/>
    </style:style>
    <style:style style:name="P25" style:family="paragraph" style:parent-style-name="Standard">
      <style:text-properties officeooo:paragraph-rsid="005217fd"/>
    </style:style>
    <style:style style:name="P26" style:family="paragraph" style:parent-style-name="Standard">
      <style:text-properties officeooo:rsid="005217fd" officeooo:paragraph-rsid="005217fd"/>
    </style:style>
    <style:style style:name="P27" style:family="paragraph" style:parent-style-name="Heading_20_2">
      <style:text-properties fo:font-weight="bold" style:font-weight-asian="bold" style:font-weight-complex="bold"/>
    </style:style>
    <style:style style:name="P28" style:family="paragraph" style:parent-style-name="Standard">
      <style:text-properties officeooo:rsid="00473bbd" officeooo:paragraph-rsid="005217fd"/>
    </style:style>
    <style:style style:name="P29" style:family="paragraph" style:parent-style-name="Standard">
      <style:text-properties officeooo:rsid="00473bbd" officeooo:paragraph-rsid="005ad032"/>
    </style:style>
    <style:style style:name="P30" style:family="paragraph" style:parent-style-name="Standard">
      <style:text-properties fo:font-weight="bold" officeooo:rsid="00473bbd" officeooo:paragraph-rsid="005ad032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officeooo:rsid="004bbb7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092a9"/>
    </style:style>
    <style:style style:name="T10" style:family="text">
      <style:text-properties officeooo:rsid="005181c9"/>
    </style:style>
    <style:style style:name="T11" style:family="text">
      <style:text-properties officeooo:rsid="0051f0b9"/>
    </style:style>
    <style:style style:name="T12" style:family="text">
      <style:text-properties officeooo:rsid="005217fd"/>
    </style:style>
    <style:style style:name="T13" style:family="text">
      <style:text-properties officeooo:rsid="0055ae3d"/>
    </style:style>
    <style:style style:name="T14" style:family="text">
      <style:text-properties officeooo:rsid="00570759"/>
    </style:style>
    <style:style style:name="T15" style:family="text">
      <style:text-properties officeooo:rsid="005f85bc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mpression membre par membre :</text:p>
      <text:p text:style-name="Standard"/>
      <text:p text:style-name="P5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(by_parent_org=True, render_as_html=True))</text:span></text:p></office:annotation>presents</text:p>
      <text:p text:style-name="Standard"/>
      <text:p text:style-name="P5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(by_parent_org=False, render_as_html=True))</text:span></text:p></office:annotation>presents</text:p>
      <text:p text:style-name="Standard"/>
      <text:p text:style-name="P9"><text:span text:style-name="T9">3</text:span>) view.print_attendees(by_parent_org=False, <text:span text:style-name="T9">abbreviate_firstname=True, </text:span>render_as_html=True)</text:p>
      <text:p text:style-name="P22"/>
      <text:p text:style-name="P22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(by_parent_org=False, abbreviate_firstname=True, render_as_html=True))</text:span></text:p></office:annotation>presents</text:p>
      <text:p text:style-name="P9"/>
      <text:p text:style-name="P6"><text:span text:style-name="T9">4</text:span>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1"><text:span text:style-name="T11">5</text:span>)<text:span text:style-name="T1"> view.print_attendees(by_parent_org=False, render_as_html=False, ignore_non_attendees=False)</text:span></text:p>
      <text:p text:style-name="P24"/>
      <text:p text:style-name="P26"><text:text-input text:description="">view.print_attendees(by_parent_org=False, render_as_html=False, ignore_non_attendees=False)</text:text-input></text:p>
      <text:p text:style-name="P3"/>
      <text:p text:style-name="P27">Impression groupée par type (présent, absent, ...) :</text:p>
      <text:p text:style-name="P2"/>
      <text:p text:style-name="P5"><text:span text:style-name="T12">6</text:span>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render_as_html=True))</text:span></text:p></office:annotation>presents</text:p>
      <text:p text:style-name="Standard"/>
      <text:p text:style-name="P10"><text:span text:style-name="T12">7</text:span>) view.print_attendees_by_type(<text:span text:style-name="T10">abbreviate_firstname=True, </text:span>render_as_html=True)</text:p>
      <text:p text:style-name="P23"/>
      <text:p text:style-name="P23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abbreviate_firstname=True, render_as_html=True))</text:span></text:p></office:annotation>presents</text:p>
      <text:p text:style-name="P10"/>
      <text:p text:style-name="P5"><text:span text:style-name="T12">8</text:span>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by_parent_org=True, render_as_html=True))</text:span></text:p></office:annotation>presents</text:p>
      <text:p text:style-name="Standard"/>
      <text:p text:style-name="P5"><text:span text:style-name="T12">9</text:span>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))</text:span></text:p></office:annotation>presents</text:p>
      <text:p text:style-name="Standard"/>
      <text:p text:style-name="P8"><text:span text:style-name="T12">10</text:span>) view.print_attendees_by_type(<text:span text:style-name="T4">group_position_type</text:span>=True, render_as_html=True, <text:span text:style-name="T7">ignored_pos_type_ids=[]</text:span>)</text:p>
      <text:p text:style-name="P20"/>
      <text:p text:style-name="P21"><text:soft-page-break/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20"/>
      <text:p text:style-name="P20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ignored_pos_type_ids=[]))</text:span></text:p></office:annotation>presents</text:p>
      <text:p text:style-name="P8"/>
      <text:p text:style-name="P5"><text:span text:style-name="T9">11) </text:span>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by_parent_org=True, group_position_type=True, render_as_html=True))</text:span></text:p></office:annotation>presents</text:p>
      <text:p text:style-name="Standard"/>
      <text:p text:style-name="P7"><text:span text:style-name="T9">12</text:span>) view.print_attendees_by_type(by_parent_org=True, <text:span text:style-name="T2">group</text:span>_position_type=True, render_as_html=True<text:span text:style-name="T2">, striked_attendee_types=['excused']</text:span>)</text:p>
      <text:p text:style-name="P14"/>
      <text:p text:style-name="P14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by_parent_org=True, group_position_type=True, render_as_html=True, striked_attendee_types=['excused']))</text:span></text:p></office:annotation>presents</text:p>
      <text:p text:style-name="P14"/>
      <text:p text:style-name="P5"><text:span text:style-name="T3">13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included_attendee_types=['attendee']))</text:span></text:p></office:annotation>presents</text:p>
      <text:p text:style-name="Standard"/>
      <text:p text:style-name="P5"><text:span text:style-name="T3">14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5">1<text:span text:style-name="T12">5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4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5">1<text:span text:style-name="T12">6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custom_grouped_attendee_type_patterns={'excused':{'*':u''}}, included_attendee_types=['excused', 'item_excused']))</text:span></text:p></office:annotation>presents</text:p>
      <text:p text:style-name="Standard"/>
      <text:p text:style-name="P13">1<text:span text:style-name="T12">7</text:span>) view.print_attendees_by_type(by_parent_org=False, group_position_type=True, striked_attendee_types=['excused<text:span text:style-name="T13">', 'item_excused'</text:span>], show_grouped_attendee_type=False)</text:p>
      <text:p text:style-name="P15"/>
      <text:p text:style-name="P18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by_parent_org=False, group_position_type=True, striked_attendee_types=['excused', 'item_excused'], show_grouped_attendee_type=False))</text:span></text:p></office:annotation>presents</text:p>
      <text:p text:style-name="P15"/>
      <text:p text:style-name="P13">1<text:span text:style-name="T12">8</text:span>) view.print_attendees_by_type(by_parent_org=False, group_position_type=True, striked_attendee_types=['<text:span text:style-name="T6">absent</text:span>', 'excused', '<text:span text:style-name="T13">item_absent', 'item_excused'</text:span>], show_grouped_attendee_type=False, show_<text:span text:style-name="T6">item_</text:span>grouped_attendee_type=False)</text:p>
      <text:p text:style-name="P16"/>
      <text:p text:style-name="P19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by_parent_org=False, group_position_type=True, striked_attendee_types=['absent', 'excused', 'item_absent', 'item_excused'], show_grouped_attendee_type=False))</text:span></text:p></office:annotation>presents</text:p>
      <text:p text:style-name="P16"><text:soft-page-break/></text:p>
      <text:p text:style-name="P12">1<text:span text:style-name="T12">9</text:span>) view.print_attendees_by_type(by_parent_org=False, group_position_type=<text:span text:style-name="T14">False</text:span>, striked_attendee_types=['<text:span text:style-name="T6">absent</text:span>', 'excused', '<text:span text:style-name="T13">item_absent', 'item_excused', </text:span>'<text:span text:style-name="T13">item_non_attendee'</text:span>], show_grouped_attendee_type=False, show_<text:span text:style-name="T6">item_</text:span>grouped_attendee_type=False, <text:span text:style-name="T12">ignore_non_attendees=False</text:span>)</text:p>
      <text:p text:style-name="P17"/>
      <text:p text:style-name="P25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by_parent_org=False, group_position_type=False, striked_attendee_types=['absent', 'excused', 'item_absent', 'item_excused', 'item_non_attendee'], show_grouped_attendee_type=False, show_item_grouped_attendee_type=False, ignore_non_attendees=False))</text:span></text:p></office:annotation>presents</text:p>
      <text:p text:style-name="P17"/>
      <text:p text:style-name="P12"><text:span text:style-name="T12">20</text:span>) view.print_attendees_by_type(group_position_type=True, <text:span text:style-name="T12">ignore_non_attendees=False</text:span>)</text:p>
      <text:p text:style-name="P17"/>
      <text:p text:style-name="P25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group_position_type=True, ignore_non_attendees=False))</text:span></text:p></office:annotation>presents</text:p>
      <text:p text:style-name="P17"/>
      <text:p text:style-name="P30"><text:span text:style-name="T12">2</text:span><text:span text:style-name="T15">1</text:span>) view.printAssembly(position_type_format=u", &lt;b&gt;&lt;i&gt;{0}&lt;/i&gt;&lt;/b&gt;;")</text:p>
      <text:p text:style-name="P29"/>
      <text:p text:style-name="P29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Assembly(position_type_format=u", &lt;b&gt;&lt;i&gt;{0}&lt;/i&gt;&lt;/b&gt;;"))</text:span></text:p></office:annotation>presents</text:p>
      <text:p text:style-name="P29"/>
      <text:p text:style-name="P30"><text:span text:style-name="T12">2</text:span><text:span text:style-name="T15">2</text:span>) view.printAssembly(position_type_format=u", &lt;b&gt;{0}&lt;/b&gt;", pos_attendee_separator=', &lt;br/&gt;')</text:p>
      <text:p text:style-name="P29"/>
      <text:p text:style-name="P29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Assembly(position_type_format=u", &lt;b&gt;{0}&lt;/b&gt;", pos_attendee_separator=', &lt;br/&gt;'))</text:span></text:p></office:annotation>pres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leybaert</meta:initial-creator>
    <meta:creation-date>2018-04-17T13:11:01.218756399</meta:creation-date>
    <dc:date>2021-01-13T09:58:47.949358887</dc:date>
    <meta:editing-duration>PT3H31M43S</meta:editing-duration>
    <meta:editing-cycles>55</meta:editing-cycles>
    <meta:generator>LibreOffice/7.0.4.2$Linux_X86_64 LibreOffice_project/00$Build-2</meta:generator>
    <dc:creator>Antoine Duchêne</dc:creator>
    <meta:document-statistic meta:table-count="0" meta:image-count="0" meta:object-count="0" meta:page-count="3" meta:paragraph-count="47" meta:word-count="172" meta:character-count="3224" meta:non-whitespace-character-count="3103"/>
  </office:meta>
</office:document-meta>
</file>